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OWASP ZAP DAST Report</text:h>
      <text:p>Scan Date: 2026-01-15 10:21:33</text:p>
      <text:p>Total Alerts: 14</text:p>
      <text:h text:outline-level="2">Vulnerabilities</text:h>
      <text:p>1. Content Security Policy (CSP) Header Not Set [N/A] @ N/A</text:p>
      <text:p>2. Missing Anti-clickjacking Header [N/A] @ N/A</text:p>
      <text:p>3. Source Code Disclosure - SQL [N/A] @ N/A</text:p>
      <text:p>4. Cookie No HttpOnly Flag [N/A] @ N/A</text:p>
      <text:p>5. Cookie without SameSite Attribute [N/A] @ N/A</text:p>
      <text:p>6. Insufficient Site Isolation Against Spectre Vulnerability [N/A] @ N/A</text:p>
      <text:p>7. Permissions Policy Header Not Set [N/A] @ N/A</text:p>
      <text:p>8. Server Leaks Version Information via "Server" HTTP Response Header Field [N/A] @ N/A</text:p>
      <text:p>9. X-Content-Type-Options Header Missing [N/A] @ N/A</text:p>
      <text:p>10. Authentication Request Identified [N/A] @ N/A</text:p>
      <text:p>11. Information Disclosure - Sensitive Information in URL [N/A] @ N/A</text:p>
      <text:p>12. Non-Storable Content [N/A] @ N/A</text:p>
      <text:p>13. Session Management Response Identified [N/A] @ N/A</text:p>
      <text:p>14. Storable and Cacheable Content [N/A] @ N/A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